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6200000262A6D367016F7DB95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707cm" svg:height="4.743cm" svg:x="1.293cm" svg:y="1.757cm">
          <draw:image xlink:href="Pictures/100002010000066200000262A6D367016F7DB954.png" xlink:type="simple" xlink:show="embed" xlink:actuate="onLoad" draw:mime-type="image/png">
            <text:p/>
          </draw:image>
        </draw:frame>
        <draw:frame draw:style-name="gr1" draw:text-style-name="P1" draw:layer="layout" svg:width="12.707cm" svg:height="4.743cm" svg:x="15cm" svg:y="1.757cm">
          <draw:image xlink:href="Pictures/100002010000066200000262A6D367016F7DB95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2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1cm" fo:margin-bottom="0cm" fo:text-indent="0cm"/>
      <style:text-properties fo:font-size="28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font-size="24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29cm" svg:height="3.171cm" svg:x="2.385cm" svg:y="1.757cm" presentation:class="title" presentation:placeholder="true">
        <draw:text-box/>
      </draw:frame>
      <draw:frame presentation:style-name="Default-outline1" draw:layer="backgroundobjects" svg:width="24.929cm" svg:height="11.019cm" svg:x="2.385cm" svg:y="5.445cm" presentation:class="outline" presentation:placeholder="true">
        <draw:text-box/>
      </draw:frame>
      <draw:frame presentation:style-name="Mpr1" draw:text-style-name="MP2" draw:layer="backgroundobjects" svg:width="6.453cm" svg:height="1.309cm" svg:x="2.385cm" svg:y="18.30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78cm" svg:height="1.309cm" svg:x="10.473cm" svg:y="18.30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453cm" svg:height="1.309cm" svg:x="20.86cm" svg:y="18.30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6-12T23:17:04.874659952</meta:creation-date>
    <dc:date>2021-06-12T23:19:57.884061100</dc:date>
    <meta:editing-duration>PT2M53S</meta:editing-duration>
    <meta:editing-cycles>1</meta:editing-cycles>
    <meta:document-statistic meta:object-count="25"/>
    <meta:generator>LibreOffice/7.1.3.2$MacOSX_X86_64 LibreOffice_project/47f78053abe362b9384784d31a6e56f8511eb1c1</meta:generator>
  </office:meta>
</office:document-meta>
</file>